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35bb3" officeooo:paragraph-rsid="00035bb3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091f58" style:font-weight-asian="bold" style:font-weight-complex="bold"/>
    </style:style>
    <style:style style:name="P5" style:family="paragraph" style:parent-style-name="Standard">
      <style:text-properties fo:font-weight="bold" officeooo:rsid="00091f58" officeooo:paragraph-rsid="00091f58" style:font-weight-asian="bold" style:font-weight-complex="bold"/>
    </style:style>
    <style:style style:name="T1" style:family="text">
      <style:text-properties officeooo:rsid="00035b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1">Assignment-B12</text:span></text:p>
      <text:p text:style-name="P5">Title: Write a program in C++ to make USB Device Bootable by installing required system files.</text:p>
      <text:p text:style-name="P4">Roll No:3469</text:p>
      <text:p text:style-name="P1"/>
      <text:p text:style-name="P2">#include&lt;iostream&gt; </text:p>
      <text:p text:style-name="P2">#include&lt;stdlib.h&gt; </text:p>
      <text:p text:style-name="P2"/>
      <text:p text:style-name="P2">using namespace std; </text:p>
      <text:p text:style-name="P2"/>
      <text:p text:style-name="P2">class bootableusb </text:p>
      <text:p text:style-name="P2">{ </text:p>
      <text:p text:style-name="P2">public: </text:p>
      <text:p text:style-name="P2"><text:tab/>void formatusb(); </text:p>
      <text:p text:style-name="P2"><text:tab/>void isocopy(); </text:p>
      <text:p text:style-name="P2">}; </text:p>
      <text:p text:style-name="P2"/>
      <text:p text:style-name="P2">void bootableusb::formatusb() </text:p>
      <text:p text:style-name="P2">{ </text:p>
      <text:p text:style-name="P2"><text:tab/>char ch; </text:p>
      <text:p text:style-name="P2"><text:tab/>cout&lt;&lt;"\n!!!!!!Please take backup of files of your USB as formating process will erase everything!!!!!!\n"; </text:p>
      <text:p text:style-name="P2"><text:tab/>cout&lt;&lt;"\nDo you want still to continue(y/Y/n/N)="; </text:p>
      <text:p text:style-name="P2"><text:tab/>cin&gt;&gt;ch; </text:p>
      <text:p text:style-name="P2"><text:tab/>if(ch=='y'||ch=='Y') </text:p>
      <text:p text:style-name="P2"><text:tab/>{ </text:p>
      <text:p text:style-name="P2"><text:tab/><text:tab/>cout&lt;&lt;"\n"; </text:p>
      <text:p text:style-name="P2"><text:tab/><text:tab/>string path,umount,ntfs; </text:p>
      <text:p text:style-name="P2"><text:tab/><text:tab/>system("blkid"); </text:p>
      <text:p text:style-name="P2"><text:tab/><text:tab/>cout&lt;&lt;"\nEnter path of USB="; </text:p>
      <text:p text:style-name="P2"><text:tab/><text:tab/>cin&gt;&gt;path; </text:p>
      <text:p text:style-name="P2"><text:tab/><text:tab/>cout&lt;&lt;"\n"; </text:p>
      <text:p text:style-name="P2"><text:tab/><text:tab/>umount="umount "+path; </text:p>
      <text:p text:style-name="P2"><text:tab/><text:tab/>eject="eject "+path; </text:p>
      <text:p text:style-name="P2"><text:tab/><text:tab/>ntfs="mkntfs "+path; </text:p>
      <text:p text:style-name="P2"><text:tab/><text:tab/>system(umount.c_str()); </text:p>
      <text:p text:style-name="P2"><text:tab/><text:tab/>system(ntfs.c_str()); </text:p>
      <text:p text:style-name="P2"><text:tab/>} </text:p>
      <text:p text:style-name="P2"><text:tab/>else </text:p>
      <text:p text:style-name="P2"><text:tab/><text:tab/>return; </text:p>
      <text:p text:style-name="P2">} </text:p>
      <text:p text:style-name="P2"/>
      <text:p text:style-name="P2">void bootableusb::isocopy() </text:p>
      <text:p text:style-name="P2">{ <text:s/></text:p>
      <text:p text:style-name="P2"><text:tab/>char ch; </text:p>
      <text:p text:style-name="P2"><text:tab/>cout&lt;&lt;"\n!!!!!!Please take backup of files of your USB as this USB bootable process will erase everything!!!!!!\n"; </text:p>
      <text:p text:style-name="P2"><text:tab/>cout&lt;&lt;"\nDo you still want to continue(y/Y/n/N)="; </text:p>
      <text:p text:style-name="P2"><text:tab/>cin&gt;&gt;ch; </text:p>
      <text:p text:style-name="P2"><text:tab/>if(ch=='y'||ch=='Y') </text:p>
      <text:p text:style-name="P2"><text:soft-page-break/><text:tab/>{ </text:p>
      <text:p text:style-name="P2"><text:tab/><text:tab/>string copyiso,path,eject; </text:p>
      <text:p text:style-name="P2"><text:tab/><text:tab/>cout&lt;&lt;"\n"; </text:p>
      <text:p text:style-name="P2"><text:tab/><text:tab/>system("blkid"); </text:p>
      <text:p text:style-name="P2"><text:tab/><text:tab/>cout&lt;&lt;"\nEnter path of USB="; </text:p>
      <text:p text:style-name="P2"><text:tab/><text:tab/>cin&gt;&gt;path; </text:p>
      <text:p text:style-name="P2"><text:tab/><text:tab/>cout&lt;&lt;"\n"; </text:p>
      <text:p text:style-name="P2"><text:tab/><text:tab/>copyiso="dd if=/home/Nishant/fedora19.iso of="+path; </text:p>
      <text:p text:style-name="P2"><text:tab/><text:tab/>eject="eject "+path; </text:p>
      <text:p text:style-name="P2"><text:tab/><text:tab/>system(copyiso.c_str());<text:tab/> </text:p>
      <text:p text:style-name="P2"><text:tab/><text:tab/>system(eject.c_str()); </text:p>
      <text:p text:style-name="P2"><text:tab/><text:tab/>cout&lt;&lt;"\n!!!!!!Your USB is now bootable and can remove it from port!!!!!!\n"; </text:p>
      <text:p text:style-name="P2"><text:tab/>} </text:p>
      <text:p text:style-name="P2"><text:tab/>else </text:p>
      <text:p text:style-name="P2"><text:tab/><text:tab/>return; </text:p>
      <text:p text:style-name="P2">} </text:p>
      <text:p text:style-name="P2"/>
      <text:p text:style-name="P2">int main() </text:p>
      <text:p text:style-name="P2">{ </text:p>
      <text:p text:style-name="P2"><text:tab/>int ch; </text:p>
      <text:p text:style-name="P2"><text:tab/>bootableusb busb; </text:p>
      <text:p text:style-name="P2"><text:tab/>do{ </text:p>
      <text:p text:style-name="P2"><text:tab/><text:tab/>cout&lt;&lt;"\n\t\tCREATE BOOTABLE USB"; </text:p>
      <text:p text:style-name="P2"><text:tab/><text:tab/>cout&lt;&lt;"\n\t1.Format USB in ntfs format."&lt;&lt;"\n\t2.Copy system files(making usb bootable)."&lt;&lt;"\n\t3.Exit."; </text:p>
      <text:p text:style-name="P2"><text:tab/><text:tab/>cout&lt;&lt;"\nEnter your choice="; </text:p>
      <text:p text:style-name="P2"><text:tab/><text:tab/>cin&gt;&gt;ch; </text:p>
      <text:p text:style-name="P2"><text:tab/><text:tab/>switch(ch) </text:p>
      <text:p text:style-name="P2"><text:tab/><text:tab/>{ </text:p>
      <text:p text:style-name="P2"><text:tab/><text:tab/><text:tab/>case 1: busb.formatusb(); </text:p>
      <text:p text:style-name="P2"><text:tab/><text:tab/><text:tab/><text:tab/>break; </text:p>
      <text:p text:style-name="P2"><text:tab/><text:tab/><text:tab/>case 2: busb.isocopy(); </text:p>
      <text:p text:style-name="P2"><text:tab/><text:tab/><text:tab/><text:tab/>break; </text:p>
      <text:p text:style-name="P2"><text:tab/><text:tab/><text:tab/>case 3:<text:tab/>cout&lt;&lt;"\n!!!Exiting!!!\n"; </text:p>
      <text:p text:style-name="P2"><text:tab/><text:tab/><text:tab/><text:tab/>break; </text:p>
      <text:p text:style-name="P2"><text:tab/><text:tab/><text:tab/>default: cout&lt;&lt;"\n!!!!Enter correct choice!!!!"; </text:p>
      <text:p text:style-name="P2"/>
      <text:p text:style-name="P2"><text:tab/><text:tab/>} </text:p>
      <text:p text:style-name="P2"><text:tab/>}while(ch!=3); </text:p>
      <text:p text:style-name="P2"><text:tab/>return 0; </text:p>
      <text:p text:style-name="P2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text:tab/><text:tab/><text:tab/><text:tab/><text:tab/><text:tab/><text:span text:style-name="T1">OUTPUT</text:span></text:p>
      <text:p text:style-name="P1"/>
      <text:p text:style-name="P2">[root@localhost folder]# c++ assingb12.cpp -o assingb12 </text:p>
      <text:p text:style-name="P2">[root@localhost folder]# ./assingb12 </text:p>
      <text:p text:style-name="P2"/>
      <text:p text:style-name="P2"><text:tab/><text:tab/>CREATE BOOTABLE USB </text:p>
      <text:p text:style-name="P2"><text:tab/>1.Format USB in ntfs format. </text:p>
      <text:p text:style-name="P2"><text:tab/>2.Copy system files(making usb bootable). </text:p>
      <text:p text:style-name="P2"><text:tab/>3.Exit. </text:p>
      <text:p text:style-name="P2">Enter your choice=1 </text:p>
      <text:p text:style-name="P2"/>
      <text:p text:style-name="P2">!!!!!!Please take backup of files of your USB as formating process will erase everything!!!!!! </text:p>
      <text:p text:style-name="P2"/>
      <text:p text:style-name="P2">Do you want still to continue(y/Y/n/N)=y </text:p>
      <text:p text:style-name="P2"/>
      <text:p text:style-name="P2">/dev/sda1: UUID="5C7CAFF57CAFC85A" TYPE="ntfs" </text:p>
      <text:p text:style-name="P2">/dev/sda5: LABEL="Documents" UUID="01CE2BC7233CDA80" TYPE="ntfs" </text:p>
      <text:p text:style-name="P2">/dev/sda6: LABEL="Nishant" UUID="D4482AAD482A8E74" TYPE="ntfs" </text:p>
      <text:p text:style-name="P2">/dev/sda7: LABEL="Manisha" UUID="107ABCA47ABC87CC" TYPE="ntfs" </text:p>
      <text:p text:style-name="P2">/dev/sda8: LABEL="Entertainment" UUID="F0EE15C6EE1585CE" TYPE="ntfs" </text:p>
      <text:p text:style-name="P2">/dev/sda9: UUID="2894352b-01af-4b15-9b03-41cbd1f347bc" TYPE="ext4" </text:p>
      <text:p text:style-name="P2">/dev/sda10: UUID="DHdgaL-C6pO-rF42-gzIA-TW7B-qB02-91V9yq" TYPE="LVM2_member" </text:p>
      <text:p text:style-name="P2">/dev/mapper/fedora-swap: UUID="5caf22d5-e168-4b0b-b0d5-af4458630eff" TYPE="swap" </text:p>
      <text:p text:style-name="P2">/dev/mapper/fedora-root: UUID="f9e6aad2-f6f8-4c18-886e-7a5dfaabc370" TYPE="ext4" </text:p>
      <text:p text:style-name="P2">/dev/sdb1: UUID="2013-06-27-17-22-08-00" LABEL="Fedora-Live-Desktop-x86_64-19-1" TYPE="iso9660" PTTYPE="dos" </text:p>
      <text:p text:style-name="P2">/dev/sdb2: SEC_TYPE="msdos" LABEL="EFI" UUID="3D53-18A8" TYPE="vfat" </text:p>
      <text:p text:style-name="P2">/dev/sdb3: UUID="753e960e-cae9-3081-bc59-2891027e76f8" LABEL="Fedora Live" TYPE="hfsplus" </text:p>
      <text:p text:style-name="P2"/>
      <text:p text:style-name="P2">Enter path of USB=/dev/sdb1 </text:p>
      <text:p text:style-name="P2"/>
      <text:p text:style-name="P2">Cluster size has been automatically set to 4096 bytes. </text:p>
      <text:p text:style-name="P2">Initializing device with zeroes: 100% - Done. </text:p>
      <text:p text:style-name="P2">Creating NTFS volume structures. </text:p>
      <text:p text:style-name="P2">mkntfs completed successfully. Have a nice day. </text:p>
      <text:p text:style-name="P2"/>
      <text:p text:style-name="P2"><text:tab/><text:tab/>CREATE BOOTABLE USB </text:p>
      <text:p text:style-name="P2"><text:tab/>1.Format USB in ntfs format. </text:p>
      <text:p text:style-name="P2"><text:tab/>2.Copy system files(making usb bootable). </text:p>
      <text:p text:style-name="P2"><text:tab/>3.Exit. </text:p>
      <text:p text:style-name="P2">Enter your choice=2 </text:p>
      <text:p text:style-name="P2"/>
      <text:p text:style-name="P2">!!!!!!Please take backup of files of your USB as this USB bootable process will erase everything!!!!!! </text:p>
      <text:p text:style-name="P2"/>
      <text:p text:style-name="P2"><text:soft-page-break/>Do you still want to continue(y/Y/n/N)=y </text:p>
      <text:p text:style-name="P2"/>
      <text:p text:style-name="P2">/dev/sda1: UUID="5C7CAFF57CAFC85A" TYPE="ntfs" </text:p>
      <text:p text:style-name="P2">/dev/sda5: LABEL="Documents" UUID="01CE2BC7233CDA80" TYPE="ntfs" </text:p>
      <text:p text:style-name="P2">/dev/sda6: LABEL="Nishant" UUID="D4482AAD482A8E74" TYPE="ntfs" </text:p>
      <text:p text:style-name="P2">/dev/sda7: LABEL="Manisha" UUID="107ABCA47ABC87CC" TYPE="ntfs" </text:p>
      <text:p text:style-name="P2">/dev/sda8: LABEL="Entertainment" UUID="F0EE15C6EE1585CE" TYPE="ntfs" </text:p>
      <text:p text:style-name="P2">/dev/sda9: UUID="2894352b-01af-4b15-9b03-41cbd1f347bc" TYPE="ext4" </text:p>
      <text:p text:style-name="P2">/dev/sda10: UUID="DHdgaL-C6pO-rF42-gzIA-TW7B-qB02-91V9yq" TYPE="LVM2_member" <text:s/></text:p>
      <text:p text:style-name="P2">/dev/mapper/fedora-swap: UUID="5caf22d5-e168-4b0b-b0d5-af4458630eff" TYPE="swap" </text:p>
      <text:p text:style-name="P2">/dev/mapper/fedora-root: UUID="f9e6aad2-f6f8-4c18-886e-7a5dfaabc370" TYPE="ext4" </text:p>
      <text:p text:style-name="P2">/dev/sdb1: UUID="1B0617EC235EE31A" TYPE="ntfs" </text:p>
      <text:p text:style-name="P2"/>
      <text:p text:style-name="P2">Enter path of USB=/dev/sdb1 </text:p>
      <text:p text:style-name="P2"/>
      <text:p text:style-name="P2">1947648+0 records in </text:p>
      <text:p text:style-name="P2">1947648+0 records out </text:p>
      <text:p text:style-name="P2">997195776 bytes (997 MB) copied, 380.145 s, 2.6 MB/s </text:p>
      <text:p text:style-name="P2"/>
      <text:p text:style-name="P2">!!!!!!Your USB is now bootable and can remove it from port!!!!!! </text:p>
      <text:p text:style-name="P2"/>
      <text:p text:style-name="P2"><text:tab/><text:tab/>CREATE BOOTABLE USB </text:p>
      <text:p text:style-name="P2"><text:tab/>1.Format USB in ntfs format. </text:p>
      <text:p text:style-name="P2"><text:tab/>2.Copy system files(making usb bootable). </text:p>
      <text:p text:style-name="P2"><text:tab/>3.Exit. </text:p>
      <text:p text:style-name="P2">Enter your choice=3 </text:p>
      <text:p text:style-name="P2"/>
      <text:p text:style-name="P2">!!!Exiting!!! </text:p>
      <text:p text:style-name="P2">[root@localhost folder]#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shant </meta:initial-creator>
    <meta:creation-date>2014-09-15T22:04:41.865408764</meta:creation-date>
    <dc:date>2014-09-24T14:39:33.594819917</dc:date>
    <dc:creator>dbsl </dc:creator>
    <meta:editing-duration>PT7S</meta:editing-duration>
    <meta:editing-cycles>5</meta:editing-cycles>
    <meta:generator>LibreOffice/4.1.3.2$Linux_X86_64 LibreOffice_project/410$Build-2</meta:generator>
    <meta:document-statistic meta:table-count="0" meta:image-count="0" meta:object-count="0" meta:page-count="4" meta:paragraph-count="136" meta:word-count="439" meta:character-count="4547" meta:non-whitespace-character-count="3975"/>
  </office:meta>
</office:document-meta>
</file>